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Consolas, Monaco, 'Andale Mono', Courier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20d4" officeooo:paragraph-rsid="001b20d4"/>
    </style:style>
    <style:style style:name="P2" style:family="paragraph" style:parent-style-name="Standard">
      <style:paragraph-properties fo:text-align="start" style:justify-single-word="false"/>
      <style:text-properties officeooo:rsid="001b20d4" officeooo:paragraph-rsid="001b20d4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b20d4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1b20d4" officeooo:paragraph-rsid="001b20d4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111111" style:font-name="Menlo" fo:font-size="12pt" fo:letter-spacing="normal" fo:font-style="normal" fo:font-weight="normal" officeooo:rsid="001b20d4" officeooo:paragraph-rsid="001b20d4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111111" style:font-name="Menlo" fo:font-size="12pt" fo:letter-spacing="normal" fo:font-style="normal" fo:font-weight="normal" officeooo:rsid="001b290c" officeooo:paragraph-rsid="001b290c"/>
    </style:style>
    <style:style style:name="P7" style:family="paragraph" style:parent-style-name="Standard">
      <style:paragraph-properties fo:text-align="start" style:justify-single-word="false"/>
      <style:text-properties officeooo:rsid="001b290c" officeooo:paragraph-rsid="001b290c"/>
    </style:style>
    <style:style style:name="P8" style:family="paragraph" style:parent-style-name="Standard">
      <style:paragraph-properties fo:text-align="start" style:justify-single-word="false"/>
      <style:text-properties officeooo:paragraph-rsid="001b290c"/>
    </style:style>
    <style:style style:name="T1" style:family="text">
      <style:text-properties officeooo:rsid="001b20d4"/>
    </style:style>
    <style:style style:name="T2" style:family="text">
      <style:text-properties officeooo:rsid="001b29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STALAR IMPRESSORA E SCANNER HP NO LINUX</text:p>
      <text:p text:style-name="P4">08/04/21 </text:p>
      <text:p text:style-name="P1">FONTE: <text:a xlink:type="simple" xlink:href="https://www.cyberciti.biz/faq/how-to-install-networked-hp-printer-and-scanner-on-ubuntu-linux/" text:style-name="Internet_20_link" text:visited-style-name="Visited_20_Internet_20_Link">https://www.cyberciti.biz/faq/how-to-install-networked-hp-printer-and-scanner-on-ubuntu-linux/</text:a></text:p>
      <text:p text:style-name="P1"/>
      <text:p text:style-name="P1"><text:a xlink:type="simple" xlink:href="https://developers.hp.com/hp-linux-imaging-and-printing/plugins" text:style-name="Internet_20_link" text:visited-style-name="Visited_20_Internet_20_Link">https://developers.hp.com/hp-linux-imaging-and-printing/plugins</text:a></text:p>
      <text:p text:style-name="P1"/>
      <text:p text:style-name="P5">sudo apt install hplip hplip-gui</text:p>
      <text:p text:style-name="P5"/>
      <text:p text:style-name="P6">PARA INSTALAR A IMPRESSORA E CONFIGURAR:</text:p>
      <text:p text:style-name="P6"/>
      <text:p text:style-name="P6">hp-setup</text:p>
      <text:p text:style-name="P6"/>
      <text:p text:style-name="P6">PARA INSTALAR O SCANNER</text:p>
      <text:p text:style-name="P6"/>
      <text:p text:style-name="P6">ACESSAR O SITE ABAIXO E ESCOLHER A VERSÃO DO PLUGIN</text:p>
      <text:p text:style-name="P6"><text:a xlink:type="simple" xlink:href="https://developers.hp.com/hp-linux-imaging-and-printing/plugins" text:style-name="Internet_20_link" text:visited-style-name="Visited_20_Internet_20_Link">https://developers.hp.com/hp-linux-imaging-and-printing/plugins</text:a></text:p>
      <text:p text:style-name="P6"/>
      <text:p text:style-name="P6">NO NOSSO CASO BAIXAMOS:</text:p>
      <text:p text:style-name="P2"><text:a xlink:type="simple" xlink:href="https://developers.hp.com/sites/default/files/hplip-3.20.11-plugin.run" text:style-name="Internet_20_link" text:visited-style-name="Visited_20_Internet_20_Link">https://developers.hp.com/sites/default/files/hplip-3.20.11-plugin.run</text:a></text:p>
      <text:p text:style-name="P2"/>
      <text:p text:style-name="P7">DEPOIS EXECUTE O COMANDO</text:p>
      <text:p text:style-name="P8"><text:span text:style-name="T2">sh </text:span><text:span text:style-name="T1">hplip-3.20.11-plugin.run</text:span></text:p>
      <text:p text:style-name="P8"/>
      <text:p text:style-name="P7">POR FIM PARA CONFIGURAR OS DISPOSITIVOS INSTALADOS DA HP DIGITE</text:p>
      <text:p text:style-name="P2"/>
      <text:p text:style-name="P5">hp-toolbox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Consolas, Monaco, 'Andale Mono', Courier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8T15:03:44.203993283</meta:creation-date>
    <dc:date>2021-04-08T15:21:21.394755760</dc:date>
    <meta:editing-duration>PT6M58S</meta:editing-duration>
    <meta:editing-cycles>1</meta:editing-cycles>
    <meta:document-statistic meta:table-count="0" meta:image-count="0" meta:object-count="0" meta:page-count="1" meta:paragraph-count="16" meta:word-count="60" meta:character-count="648" meta:non-whitespace-character-count="603"/>
    <meta:generator>LibreOffice/6.4.6.2$Linux_X86_64 LibreOffice_project/40$Build-2</meta:generator>
  </office:meta>
</office:document-meta>
</file>